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7167694915254" calcext:value-type="float">
            <text:p>2.17168</text:p>
          </table:table-cell>
          <table:table-cell office:value-type="float" office:value="2.49381299435028" calcext:value-type="float">
            <text:p>2.49381</text:p>
          </table:table-cell>
          <table:table-cell office:value-type="float" office:value="3.66245098305085" calcext:value-type="float">
            <text:p>3.6624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722745762712" calcext:value-type="float">
            <text:p>2.18723</text:p>
          </table:table-cell>
          <table:table-cell office:value-type="float" office:value="2.39261299435028" calcext:value-type="float">
            <text:p>2.39261</text:p>
          </table:table-cell>
          <table:table-cell office:value-type="float" office:value="3.35482874576271" calcext:value-type="float">
            <text:p>3.3548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239798870057" calcext:value-type="float">
            <text:p>2.2124</text:p>
          </table:table-cell>
          <table:table-cell office:value-type="float" office:value="2.38478748022599" calcext:value-type="float">
            <text:p>2.38479</text:p>
          </table:table-cell>
          <table:table-cell office:value-type="float" office:value="3.26528759322034" calcext:value-type="float">
            <text:p>3.2652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3761993220339" calcext:value-type="float">
            <text:p>2.33762</text:p>
          </table:table-cell>
          <table:table-cell office:value-type="float" office:value="2.13936716384181" calcext:value-type="float">
            <text:p>2.13937</text:p>
          </table:table-cell>
          <table:table-cell office:value-type="float" office:value="2.8966313220339" calcext:value-type="float">
            <text:p>2.896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286056497175" calcext:value-type="float">
            <text:p>2.33286</text:p>
          </table:table-cell>
          <table:table-cell office:value-type="float" office:value="2.09940847457627" calcext:value-type="float">
            <text:p>2.09941</text:p>
          </table:table-cell>
          <table:table-cell office:value-type="float" office:value="2.77223945762712" calcext:value-type="float">
            <text:p>2.7722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05724519774" calcext:value-type="float">
            <text:p>2.20057</text:p>
          </table:table-cell>
          <table:table-cell office:value-type="float" office:value="2.33096216949153" calcext:value-type="float">
            <text:p>2.33096</text:p>
          </table:table-cell>
          <table:table-cell office:value-type="float" office:value="3.09190589830508" calcext:value-type="float">
            <text:p>3.0919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011105084746" calcext:value-type="float">
            <text:p>2.33011</text:p>
          </table:table-cell>
          <table:table-cell office:value-type="float" office:value="2.12798551412429" calcext:value-type="float">
            <text:p>2.12799</text:p>
          </table:table-cell>
          <table:table-cell office:value-type="float" office:value="2.82904216949153" calcext:value-type="float">
            <text:p>2.8290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2839181920904" calcext:value-type="float">
            <text:p>2.32839</text:p>
          </table:table-cell>
          <table:table-cell office:value-type="float" office:value="2.1374950960452" calcext:value-type="float">
            <text:p>2.1375</text:p>
          </table:table-cell>
          <table:table-cell office:value-type="float" office:value="2.95229938983051" calcext:value-type="float">
            <text:p>2.952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819685875706" calcext:value-type="float">
            <text:p>2.3182</text:p>
          </table:table-cell>
          <table:table-cell office:value-type="float" office:value="2.16186375141243" calcext:value-type="float">
            <text:p>2.16186</text:p>
          </table:table-cell>
          <table:table-cell office:value-type="float" office:value="2.9951300338983" calcext:value-type="float">
            <text:p>2.995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734662146893" calcext:value-type="float">
            <text:p>2.31735</text:p>
          </table:table-cell>
          <table:table-cell office:value-type="float" office:value="2.15598888135593" calcext:value-type="float">
            <text:p>2.15599</text:p>
          </table:table-cell>
          <table:table-cell office:value-type="float" office:value="2.98081925423729" calcext:value-type="float">
            <text:p>2.9808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346874576271" calcext:value-type="float">
            <text:p>2.31347</text:p>
          </table:table-cell>
          <table:table-cell office:value-type="float" office:value="2.12111529943503" calcext:value-type="float">
            <text:p>2.12112</text:p>
          </table:table-cell>
          <table:table-cell office:value-type="float" office:value="2.77553220338983" calcext:value-type="float">
            <text:p>2.7755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870259887006" calcext:value-type="float">
            <text:p>2.3087</text:p>
          </table:table-cell>
          <table:table-cell office:value-type="float" office:value="2.13017988700565" calcext:value-type="float">
            <text:p>2.13018</text:p>
          </table:table-cell>
          <table:table-cell office:value-type="float" office:value="2.95880189830508" calcext:value-type="float">
            <text:p>2.95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818910734463" calcext:value-type="float">
            <text:p>2.30819</text:p>
          </table:table-cell>
          <table:table-cell office:value-type="float" office:value="2.23594616949153" calcext:value-type="float">
            <text:p>2.23595</text:p>
          </table:table-cell>
          <table:table-cell office:value-type="float" office:value="3.35669559322034" calcext:value-type="float">
            <text:p>3.35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441816949153" calcext:value-type="float">
            <text:p>2.30442</text:p>
          </table:table-cell>
          <table:table-cell office:value-type="float" office:value="2.20655105084746" calcext:value-type="float">
            <text:p>2.20655</text:p>
          </table:table-cell>
          <table:table-cell office:value-type="float" office:value="3.17942806779661" calcext:value-type="float">
            <text:p>3.1794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361398870057" calcext:value-type="float">
            <text:p>2.18361</text:p>
          </table:table-cell>
          <table:table-cell office:value-type="float" office:value="2.29886122033898" calcext:value-type="float">
            <text:p>2.29886</text:p>
          </table:table-cell>
          <table:table-cell office:value-type="float" office:value="2.9419373559322" calcext:value-type="float">
            <text:p>2.9419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759446327684" calcext:value-type="float">
            <text:p>2.29759</text:p>
          </table:table-cell>
          <table:table-cell office:value-type="float" office:value="2.19212870056497" calcext:value-type="float">
            <text:p>2.19213</text:p>
          </table:table-cell>
          <table:table-cell office:value-type="float" office:value="3.09259254237288" calcext:value-type="float">
            <text:p>3.0925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594379661017" calcext:value-type="float">
            <text:p>2.29594</text:p>
          </table:table-cell>
          <table:table-cell office:value-type="float" office:value="2.17615814689266" calcext:value-type="float">
            <text:p>2.17616</text:p>
          </table:table-cell>
          <table:table-cell office:value-type="float" office:value="2.93198454237288" calcext:value-type="float">
            <text:p>2.9319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569405649717" calcext:value-type="float">
            <text:p>2.29569</text:p>
          </table:table-cell>
          <table:table-cell office:value-type="float" office:value="2.16311496045198" calcext:value-type="float">
            <text:p>2.16311</text:p>
          </table:table-cell>
          <table:table-cell office:value-type="float" office:value="2.8171346440678" calcext:value-type="float">
            <text:p>2.817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569240677966" calcext:value-type="float">
            <text:p>2.29569</text:p>
          </table:table-cell>
          <table:table-cell office:value-type="float" office:value="2.15868461016949" calcext:value-type="float">
            <text:p>2.15868</text:p>
          </table:table-cell>
          <table:table-cell office:value-type="float" office:value="2.69217111864407" calcext:value-type="float">
            <text:p>2.6921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9304239548023" calcext:value-type="float">
            <text:p>2.29304</text:p>
          </table:table-cell>
          <table:table-cell office:value-type="float" office:value="2.13820149152542" calcext:value-type="float">
            <text:p>2.1382</text:p>
          </table:table-cell>
          <table:table-cell office:value-type="float" office:value="2.69461369491525" calcext:value-type="float">
            <text:p>2.6946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537435028249" calcext:value-type="float">
            <text:p>2.28537</text:p>
          </table:table-cell>
          <table:table-cell office:value-type="float" office:value="2.19769163841808" calcext:value-type="float">
            <text:p>2.19769</text:p>
          </table:table-cell>
          <table:table-cell office:value-type="float" office:value="2.82786006779661" calcext:value-type="float">
            <text:p>2.8278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225638418079" calcext:value-type="float">
            <text:p>2.28226</text:p>
          </table:table-cell>
          <table:table-cell office:value-type="float" office:value="2.1995002259887" calcext:value-type="float">
            <text:p>2.1995</text:p>
          </table:table-cell>
          <table:table-cell office:value-type="float" office:value="2.88478616949153" calcext:value-type="float">
            <text:p>2.8847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344488135593" calcext:value-type="float">
            <text:p>2.27344</text:p>
          </table:table-cell>
          <table:table-cell office:value-type="float" office:value="2.15835753672316" calcext:value-type="float">
            <text:p>2.15836</text:p>
          </table:table-cell>
          <table:table-cell office:value-type="float" office:value="3.09793844067797" calcext:value-type="float">
            <text:p>3.0979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7047975141243" calcext:value-type="float">
            <text:p>2.27048</text:p>
          </table:table-cell>
          <table:table-cell office:value-type="float" office:value="2.23818189830508" calcext:value-type="float">
            <text:p>2.23818</text:p>
          </table:table-cell>
          <table:table-cell office:value-type="float" office:value="3.00677884745763" calcext:value-type="float">
            <text:p>3.0067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148454237288" calcext:value-type="float">
            <text:p>2.26148</text:p>
          </table:table-cell>
          <table:table-cell office:value-type="float" office:value="2.24654296045198" calcext:value-type="float">
            <text:p>2.24654</text:p>
          </table:table-cell>
          <table:table-cell office:value-type="float" office:value="3.020224" calcext:value-type="float">
            <text:p>3.0202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77495819209" calcext:value-type="float">
            <text:p>2.25775</text:p>
          </table:table-cell>
          <table:table-cell office:value-type="float" office:value="2.19308574011299" calcext:value-type="float">
            <text:p>2.19309</text:p>
          </table:table-cell>
          <table:table-cell office:value-type="float" office:value="2.87665220338983" calcext:value-type="float">
            <text:p>2.8766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645247457627" calcext:value-type="float">
            <text:p>2.25645</text:p>
          </table:table-cell>
          <table:table-cell office:value-type="float" office:value="2.24615100564972" calcext:value-type="float">
            <text:p>2.24615</text:p>
          </table:table-cell>
          <table:table-cell office:value-type="float" office:value="3.12358725423729" calcext:value-type="float">
            <text:p>3.1235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452381920904" calcext:value-type="float">
            <text:p>2.25452</text:p>
          </table:table-cell>
          <table:table-cell office:value-type="float" office:value="2.30168653107345" calcext:value-type="float">
            <text:p>2.30169</text:p>
          </table:table-cell>
          <table:table-cell office:value-type="float" office:value="3.04494969491525" calcext:value-type="float">
            <text:p>3.044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967679096045" calcext:value-type="float">
            <text:p>2.24968</text:p>
          </table:table-cell>
          <table:table-cell office:value-type="float" office:value="2.28846786440678" calcext:value-type="float">
            <text:p>2.28847</text:p>
          </table:table-cell>
          <table:table-cell office:value-type="float" office:value="2.89945925423729" calcext:value-type="float">
            <text:p>2.8994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594194350282" calcext:value-type="float">
            <text:p>2.24594</text:p>
          </table:table-cell>
          <table:table-cell office:value-type="float" office:value="2.28680409039548" calcext:value-type="float">
            <text:p>2.2868</text:p>
          </table:table-cell>
          <table:table-cell office:value-type="float" office:value="3.2197846779661" calcext:value-type="float">
            <text:p>3.2197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720359322034" calcext:value-type="float">
            <text:p>2.2772</text:p>
          </table:table-cell>
          <table:table-cell office:value-type="float" office:value="2.23407105084746" calcext:value-type="float">
            <text:p>2.23407</text:p>
          </table:table-cell>
          <table:table-cell office:value-type="float" office:value="3.11235905084746" calcext:value-type="float">
            <text:p>3.1123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282610169492" calcext:value-type="float">
            <text:p>2.23283</text:p>
          </table:table-cell>
          <table:table-cell office:value-type="float" office:value="2.20011446327684" calcext:value-type="float">
            <text:p>2.20011</text:p>
          </table:table-cell>
          <table:table-cell office:value-type="float" office:value="2.85171850847458" calcext:value-type="float">
            <text:p>2.8517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106334463277" calcext:value-type="float">
            <text:p>2.23106</text:p>
          </table:table-cell>
          <table:table-cell office:value-type="float" office:value="2.24792323163842" calcext:value-type="float">
            <text:p>2.24792</text:p>
          </table:table-cell>
          <table:table-cell office:value-type="float" office:value="2.93996501694915" calcext:value-type="float">
            <text:p>2.9399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815805649717" calcext:value-type="float">
            <text:p>2.22816</text:p>
          </table:table-cell>
          <table:table-cell office:value-type="float" office:value="2.30804562711864" calcext:value-type="float">
            <text:p>2.30805</text:p>
          </table:table-cell>
          <table:table-cell office:value-type="float" office:value="2.98413098305085" calcext:value-type="float">
            <text:p>2.984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799502824859" calcext:value-type="float">
            <text:p>2.228</text:p>
          </table:table-cell>
          <table:table-cell office:value-type="float" office:value="2.22680960451977" calcext:value-type="float">
            <text:p>2.22681</text:p>
          </table:table-cell>
          <table:table-cell office:value-type="float" office:value="2.98970955932203" calcext:value-type="float">
            <text:p>2.9897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995905084746" calcext:value-type="float">
            <text:p>2.21996</text:p>
          </table:table-cell>
          <table:table-cell office:value-type="float" office:value="2.34535633898305" calcext:value-type="float">
            <text:p>2.34536</text:p>
          </table:table-cell>
          <table:table-cell office:value-type="float" office:value="3.12345437288136" calcext:value-type="float">
            <text:p>3.1234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517141242938" calcext:value-type="float">
            <text:p>2.21517</text:p>
          </table:table-cell>
          <table:table-cell office:value-type="float" office:value="2.28786451977401" calcext:value-type="float">
            <text:p>2.28786</text:p>
          </table:table-cell>
          <table:table-cell office:value-type="float" office:value="3.0651766779661" calcext:value-type="float">
            <text:p>3.0651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205062146893" calcext:value-type="float">
            <text:p>2.21205</text:p>
          </table:table-cell>
          <table:table-cell office:value-type="float" office:value="2.2851581920904" calcext:value-type="float">
            <text:p>2.28516</text:p>
          </table:table-cell>
          <table:table-cell office:value-type="float" office:value="2.98121898305085" calcext:value-type="float">
            <text:p>2.9812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082569491525" calcext:value-type="float">
            <text:p>2.21083</text:p>
          </table:table-cell>
          <table:table-cell office:value-type="float" office:value="2.3705026440678" calcext:value-type="float">
            <text:p>2.3705</text:p>
          </table:table-cell>
          <table:table-cell office:value-type="float" office:value="3.19466277966102" calcext:value-type="float">
            <text:p>3.1946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926953672316" calcext:value-type="float">
            <text:p>2.20927</text:p>
          </table:table-cell>
          <table:table-cell office:value-type="float" office:value="2.35000433898305" calcext:value-type="float">
            <text:p>2.35</text:p>
          </table:table-cell>
          <table:table-cell office:value-type="float" office:value="3.28648244067797" calcext:value-type="float">
            <text:p>3.2864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673005649717" calcext:value-type="float">
            <text:p>2.25673</text:p>
          </table:table-cell>
          <table:table-cell office:value-type="float" office:value="2.20686666666667" calcext:value-type="float">
            <text:p>2.20687</text:p>
          </table:table-cell>
          <table:table-cell office:value-type="float" office:value="2.76762277966102" calcext:value-type="float">
            <text:p>2.7676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931315254237" calcext:value-type="float">
            <text:p>2.19931</text:p>
          </table:table-cell>
          <table:table-cell office:value-type="float" office:value="2.30253077966102" calcext:value-type="float">
            <text:p>2.30253</text:p>
          </table:table-cell>
          <table:table-cell office:value-type="float" office:value="3.03254318644068" calcext:value-type="float">
            <text:p>3.032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735579661017" calcext:value-type="float">
            <text:p>2.19736</text:p>
          </table:table-cell>
          <table:table-cell office:value-type="float" office:value="2.34941771751412" calcext:value-type="float">
            <text:p>2.34942</text:p>
          </table:table-cell>
          <table:table-cell office:value-type="float" office:value="3.16360298305085" calcext:value-type="float">
            <text:p>3.163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633692655367" calcext:value-type="float">
            <text:p>2.19634</text:p>
          </table:table-cell>
          <table:table-cell office:value-type="float" office:value="2.32997500564972" calcext:value-type="float">
            <text:p>2.32998</text:p>
          </table:table-cell>
          <table:table-cell office:value-type="float" office:value="3.11588501694915" calcext:value-type="float">
            <text:p>3.1158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192494915254" calcext:value-type="float">
            <text:p>2.19192</text:p>
          </table:table-cell>
          <table:table-cell office:value-type="float" office:value="2.46266393220339" calcext:value-type="float">
            <text:p>2.46266</text:p>
          </table:table-cell>
          <table:table-cell office:value-type="float" office:value="3.65937030508475" calcext:value-type="float">
            <text:p>3.6593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8691272316384" calcext:value-type="float">
            <text:p>2.18691</text:p>
          </table:table-cell>
          <table:table-cell office:value-type="float" office:value="2.35953091525424" calcext:value-type="float">
            <text:p>2.35953</text:p>
          </table:table-cell>
          <table:table-cell office:value-type="float" office:value="3.30797261016949" calcext:value-type="float">
            <text:p>3.3079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23700338983" calcext:value-type="float">
            <text:p>2.25237</text:p>
          </table:table-cell>
          <table:table-cell office:value-type="float" office:value="2.18634574011299" calcext:value-type="float">
            <text:p>2.18635</text:p>
          </table:table-cell>
          <table:table-cell office:value-type="float" office:value="2.85229396610169" calcext:value-type="float">
            <text:p>2.8522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591816949153" calcext:value-type="float">
            <text:p>2.18592</text:p>
          </table:table-cell>
          <table:table-cell office:value-type="float" office:value="2.30894461016949" calcext:value-type="float">
            <text:p>2.30894</text:p>
          </table:table-cell>
          <table:table-cell office:value-type="float" office:value="2.83090494915254" calcext:value-type="float">
            <text:p>2.830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568673446328" calcext:value-type="float">
            <text:p>2.18569</text:p>
          </table:table-cell>
          <table:table-cell office:value-type="float" office:value="2.39215001129944" calcext:value-type="float">
            <text:p>2.39215</text:p>
          </table:table-cell>
          <table:table-cell office:value-type="float" office:value="3.37673084745763" calcext:value-type="float">
            <text:p>3.3767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18516404519774" calcext:value-type="float">
            <text:p>2.18516</text:p>
          </table:table-cell>
          <table:table-cell office:value-type="float" office:value="2.3644293559322" calcext:value-type="float">
            <text:p>2.36443</text:p>
          </table:table-cell>
          <table:table-cell office:value-type="float" office:value="3.02440976271186" calcext:value-type="float">
            <text:p>3.0244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383482485876" calcext:value-type="float">
            <text:p>2.18383</text:p>
          </table:table-cell>
          <table:table-cell office:value-type="float" office:value="2.35524024858757" calcext:value-type="float">
            <text:p>2.35524</text:p>
          </table:table-cell>
          <table:table-cell office:value-type="float" office:value="3.15240759322034" calcext:value-type="float">
            <text:p>3.1524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205498305085" calcext:value-type="float">
            <text:p>2.18205</text:p>
          </table:table-cell>
          <table:table-cell office:value-type="float" office:value="2.48215249717514" calcext:value-type="float">
            <text:p>2.48215</text:p>
          </table:table-cell>
          <table:table-cell office:value-type="float" office:value="3.6692406779661" calcext:value-type="float">
            <text:p>3.6692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9269552542373" calcext:value-type="float">
            <text:p>2.2927</text:p>
          </table:table-cell>
          <table:table-cell office:value-type="float" office:value="2.17675066666667" calcext:value-type="float">
            <text:p>2.17675</text:p>
          </table:table-cell>
          <table:table-cell office:value-type="float" office:value="2.70692528813559" calcext:value-type="float">
            <text:p>2.7069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533240677966" calcext:value-type="float">
            <text:p>2.31533</text:p>
          </table:table-cell>
          <table:table-cell office:value-type="float" office:value="2.17564483615819" calcext:value-type="float">
            <text:p>2.17564</text:p>
          </table:table-cell>
          <table:table-cell office:value-type="float" office:value="3.03257844067797" calcext:value-type="float">
            <text:p>3.0325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188167231638" calcext:value-type="float">
            <text:p>2.16188</text:p>
          </table:table-cell>
          <table:table-cell office:value-type="float" office:value="2.50484630508475" calcext:value-type="float">
            <text:p>2.50485</text:p>
          </table:table-cell>
          <table:table-cell office:value-type="float" office:value="3.65733206779661" calcext:value-type="float">
            <text:p>3.6573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988673446328" calcext:value-type="float">
            <text:p>2.14989</text:p>
          </table:table-cell>
          <table:table-cell office:value-type="float" office:value="2.33926967231638" calcext:value-type="float">
            <text:p>2.33927</text:p>
          </table:table-cell>
          <table:table-cell office:value-type="float" office:value="2.9275940338983" calcext:value-type="float">
            <text:p>2.9275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529683615819" calcext:value-type="float">
            <text:p>2.3053</text:p>
          </table:table-cell>
          <table:table-cell office:value-type="float" office:value="2.14969333333333" calcext:value-type="float">
            <text:p>2.14969</text:p>
          </table:table-cell>
          <table:table-cell office:value-type="float" office:value="2.7107113220339" calcext:value-type="float">
            <text:p>2.7107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781457627119" calcext:value-type="float">
            <text:p>2.26781</text:p>
          </table:table-cell>
          <table:table-cell office:value-type="float" office:value="2.1407595480226" calcext:value-type="float">
            <text:p>2.14076</text:p>
          </table:table-cell>
          <table:table-cell office:value-type="float" office:value="2.9880393220339" calcext:value-type="float">
            <text:p>2.9880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446361581921" calcext:value-type="float">
            <text:p>2.34446</text:p>
          </table:table-cell>
          <table:table-cell office:value-type="float" office:value="2.0684386440678" calcext:value-type="float">
            <text:p>2.06844</text:p>
          </table:table-cell>
          <table:table-cell office:value-type="float" office:value="2.64284122033898" calcext:value-type="float">
            <text:p>2.6428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903292655367" calcext:value-type="float">
            <text:p>2.32903</text:p>
          </table:table-cell>
          <table:table-cell office:value-type="float" office:value="1.99147902824859" calcext:value-type="float">
            <text:p>1.99148</text:p>
          </table:table-cell>
          <table:table-cell office:value-type="float" office:value="2.42011959322034" calcext:value-type="float">
            <text:p>2.4201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4" calcext:value-type="float">
            <text:p>4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4" calcext:value-type="float">
            <text:p>4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0" calcext:value-type="float">
            <text:p>0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3" calcext:value-type="float">
            <text:p>3</text:p>
          </table:table-cell>
          <table:table-cell table:formula="of:=SUM([.N1:.N5])" office:value-type="float" office:value="4" calcext:value-type="float">
            <text:p>4</text:p>
          </table:table-cell>
          <table:table-cell table:formula="of:=SUM([.O1:.O5])" office:value-type="float" office:value="4" calcext:value-type="float">
            <text:p>4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4" calcext:value-type="float">
            <text:p>4</text:p>
          </table:table-cell>
          <table:table-cell table:formula="of:=SUM([.U1:.U5])" office:value-type="float" office:value="1" calcext:value-type="float">
            <text:p>1</text:p>
          </table:table-cell>
          <table:table-cell table:formula="of:=SUM([.V1:.V5])" office:value-type="float" office:value="1" calcext:value-type="float">
            <text:p>1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5" calcext:value-type="float">
            <text:p>5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0" calcext:value-type="float">
            <text:p>0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1" calcext:value-type="float">
            <text:p>1</text:p>
          </table:table-cell>
          <table:table-cell table:formula="of:=SUM([.AH1:.AH5])" office:value-type="float" office:value="5" calcext:value-type="float">
            <text:p>5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1" calcext:value-type="float">
            <text:p>1</text:p>
          </table:table-cell>
          <table:table-cell table:formula="of:=SUM([.AL1:.AL5])" office:value-type="float" office:value="4" calcext:value-type="float">
            <text:p>4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1" calcext:value-type="float">
            <text:p>1</text:p>
          </table:table-cell>
          <table:table-cell table:formula="of:=SUM([.AO1:.AO5])" office:value-type="float" office:value="1" calcext:value-type="float">
            <text:p>1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0" calcext:value-type="float">
            <text:p>0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2" calcext:value-type="float">
            <text:p>2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4" calcext:value-type="float">
            <text:p>4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1" calcext:value-type="float">
            <text:p>1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5" calcext:value-type="float">
            <text:p>5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5" calcext:value-type="float">
            <text:p>5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0" calcext:value-type="float">
            <text:p>0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4" calcext:value-type="float">
            <text:p>4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table table:name="Sheet1_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011105084746" calcext:value-type="float">
            <text:p>2.33011</text:p>
          </table:table-cell>
          <table:table-cell office:value-type="float" office:value="2.12798551412429" calcext:value-type="float">
            <text:p>2.12799</text:p>
          </table:table-cell>
          <table:table-cell office:value-type="float" office:value="2.82904216949153" calcext:value-type="float">
            <text:p>2.8290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5])" office:value-type="float" office:value="2.24485232391714" calcext:value-type="float">
            <text:p>2.24485</text:p>
          </table:table-cell>
          <table:table-cell table:formula="of:=AVERAGE([.BT1:.BT15])" office:value-type="float" office:value="2.26695593973635" calcext:value-type="float">
            <text:p>2.26696</text:p>
          </table:table-cell>
          <table:table-cell table:formula="of:=AVERAGE([.BU1:.BU15])" office:value-type="float" office:value="3.04120169943503" calcext:value-type="float">
            <text:p>3.041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819685875706" calcext:value-type="float">
            <text:p>2.3182</text:p>
          </table:table-cell>
          <table:table-cell office:value-type="float" office:value="2.16186375141243" calcext:value-type="float">
            <text:p>2.16186</text:p>
          </table:table-cell>
          <table:table-cell office:value-type="float" office:value="2.9951300338983" calcext:value-type="float">
            <text:p>2.995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2.30920291977401" calcext:value-type="float">
            <text:p>2.3092</text:p>
          </table:table-cell>
          <table:table-cell table:formula="of:=AVERAGE([.BT1:.BT5])" office:value-type="float" office:value="2.17032879548023" calcext:value-type="float">
            <text:p>2.17033</text:p>
          </table:table-cell>
          <table:table-cell table:formula="of:=AVERAGE([.BU1:.BU5])" office:value-type="float" office:value="2.98266549152542" calcext:value-type="float">
            <text:p>2.982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441816949153" calcext:value-type="float">
            <text:p>2.30442</text:p>
          </table:table-cell>
          <table:table-cell office:value-type="float" office:value="2.20655105084746" calcext:value-type="float">
            <text:p>2.20655</text:p>
          </table:table-cell>
          <table:table-cell office:value-type="float" office:value="3.17942806779661" calcext:value-type="float">
            <text:p>3.1794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759446327684" calcext:value-type="float">
            <text:p>2.29759</text:p>
          </table:table-cell>
          <table:table-cell office:value-type="float" office:value="2.19212870056497" calcext:value-type="float">
            <text:p>2.19213</text:p>
          </table:table-cell>
          <table:table-cell office:value-type="float" office:value="3.09259254237288" calcext:value-type="float">
            <text:p>3.0925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569405649717" calcext:value-type="float">
            <text:p>2.29569</text:p>
          </table:table-cell>
          <table:table-cell office:value-type="float" office:value="2.16311496045198" calcext:value-type="float">
            <text:p>2.16311</text:p>
          </table:table-cell>
          <table:table-cell office:value-type="float" office:value="2.8171346440678" calcext:value-type="float">
            <text:p>2.817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225638418079" calcext:value-type="float">
            <text:p>2.28226</text:p>
          </table:table-cell>
          <table:table-cell office:value-type="float" office:value="2.1995002259887" calcext:value-type="float">
            <text:p>2.1995</text:p>
          </table:table-cell>
          <table:table-cell office:value-type="float" office:value="2.88478616949153" calcext:value-type="float">
            <text:p>2.8847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452381920904" calcext:value-type="float">
            <text:p>2.25452</text:p>
          </table:table-cell>
          <table:table-cell office:value-type="float" office:value="2.30168653107345" calcext:value-type="float">
            <text:p>2.30169</text:p>
          </table:table-cell>
          <table:table-cell office:value-type="float" office:value="3.04494969491525" calcext:value-type="float">
            <text:p>3.044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106334463277" calcext:value-type="float">
            <text:p>2.23106</text:p>
          </table:table-cell>
          <table:table-cell office:value-type="float" office:value="2.24792323163842" calcext:value-type="float">
            <text:p>2.24792</text:p>
          </table:table-cell>
          <table:table-cell office:value-type="float" office:value="2.93996501694915" calcext:value-type="float">
            <text:p>2.9399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815805649717" calcext:value-type="float">
            <text:p>2.22816</text:p>
          </table:table-cell>
          <table:table-cell office:value-type="float" office:value="2.30804562711864" calcext:value-type="float">
            <text:p>2.30805</text:p>
          </table:table-cell>
          <table:table-cell office:value-type="float" office:value="2.98413098305085" calcext:value-type="float">
            <text:p>2.984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517141242938" calcext:value-type="float">
            <text:p>2.21517</text:p>
          </table:table-cell>
          <table:table-cell office:value-type="float" office:value="2.28786451977401" calcext:value-type="float">
            <text:p>2.28786</text:p>
          </table:table-cell>
          <table:table-cell office:value-type="float" office:value="3.0651766779661" calcext:value-type="float">
            <text:p>3.0651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205062146893" calcext:value-type="float">
            <text:p>2.21205</text:p>
          </table:table-cell>
          <table:table-cell office:value-type="float" office:value="2.2851581920904" calcext:value-type="float">
            <text:p>2.28516</text:p>
          </table:table-cell>
          <table:table-cell office:value-type="float" office:value="2.98121898305085" calcext:value-type="float">
            <text:p>2.9812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591816949153" calcext:value-type="float">
            <text:p>2.18592</text:p>
          </table:table-cell>
          <table:table-cell office:value-type="float" office:value="2.30894461016949" calcext:value-type="float">
            <text:p>2.30894</text:p>
          </table:table-cell>
          <table:table-cell office:value-type="float" office:value="2.83090494915254" calcext:value-type="float">
            <text:p>2.830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568673446328" calcext:value-type="float">
            <text:p>2.18569</text:p>
          </table:table-cell>
          <table:table-cell office:value-type="float" office:value="2.39215001129944" calcext:value-type="float">
            <text:p>2.39215</text:p>
          </table:table-cell>
          <table:table-cell office:value-type="float" office:value="3.37673084745763" calcext:value-type="float">
            <text:p>3.3767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205498305085" calcext:value-type="float">
            <text:p>2.18205</text:p>
          </table:table-cell>
          <table:table-cell office:value-type="float" office:value="2.48215249717514" calcext:value-type="float">
            <text:p>2.48215</text:p>
          </table:table-cell>
          <table:table-cell office:value-type="float" office:value="3.6692406779661" calcext:value-type="float">
            <text:p>3.6692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988673446328" calcext:value-type="float">
            <text:p>2.14989</text:p>
          </table:table-cell>
          <table:table-cell office:value-type="float" office:value="2.33926967231638" calcext:value-type="float">
            <text:p>2.33927</text:p>
          </table:table-cell>
          <table:table-cell office:value-type="float" office:value="2.9275940338983" calcext:value-type="float">
            <text:p>2.9275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3761993220339" calcext:value-type="float">
            <text:p>2.33762</text:p>
          </table:table-cell>
          <table:table-cell office:value-type="float" office:value="2.13936716384181" calcext:value-type="float">
            <text:p>2.13937</text:p>
          </table:table-cell>
          <table:table-cell office:value-type="float" office:value="2.8966313220339" calcext:value-type="float">
            <text:p>2.896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30])" office:value-type="float" office:value="2.25225566553672" calcext:value-type="float">
            <text:p>2.25226</text:p>
          </table:table-cell>
          <table:table-cell table:formula="of:=AVERAGE([.BT16:.BT30])" office:value-type="float" office:value="2.27013673521657" calcext:value-type="float">
            <text:p>2.27014</text:p>
          </table:table-cell>
          <table:table-cell table:formula="of:=AVERAGE([.BU16:.BU30])" office:value-type="float" office:value="3.09709345988701" calcext:value-type="float">
            <text:p>3.097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2839181920904" calcext:value-type="float">
            <text:p>2.32839</text:p>
          </table:table-cell>
          <table:table-cell office:value-type="float" office:value="2.1374950960452" calcext:value-type="float">
            <text:p>2.1375</text:p>
          </table:table-cell>
          <table:table-cell office:value-type="float" office:value="2.95229938983051" calcext:value-type="float">
            <text:p>2.952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20])" office:value-type="float" office:value="2.3161424" calcext:value-type="float">
            <text:p>2.31614</text:p>
          </table:table-cell>
          <table:table-cell table:formula="of:=AVERAGE([.BT16:.BT20])" office:value-type="float" office:value="2.1544250440678" calcext:value-type="float">
            <text:p>2.15443</text:p>
          </table:table-cell>
          <table:table-cell table:formula="of:=AVERAGE([.BU16:.BU20])" office:value-type="float" office:value="2.93515444067797" calcext:value-type="float">
            <text:p>2.93515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346874576271" calcext:value-type="float">
            <text:p>2.31347</text:p>
          </table:table-cell>
          <table:table-cell office:value-type="float" office:value="2.12111529943503" calcext:value-type="float">
            <text:p>2.12112</text:p>
          </table:table-cell>
          <table:table-cell office:value-type="float" office:value="2.77553220338983" calcext:value-type="float">
            <text:p>2.7755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818910734463" calcext:value-type="float">
            <text:p>2.30819</text:p>
          </table:table-cell>
          <table:table-cell office:value-type="float" office:value="2.23594616949153" calcext:value-type="float">
            <text:p>2.23595</text:p>
          </table:table-cell>
          <table:table-cell office:value-type="float" office:value="3.35669559322034" calcext:value-type="float">
            <text:p>3.35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9304239548023" calcext:value-type="float">
            <text:p>2.29304</text:p>
          </table:table-cell>
          <table:table-cell office:value-type="float" office:value="2.13820149152542" calcext:value-type="float">
            <text:p>2.1382</text:p>
          </table:table-cell>
          <table:table-cell office:value-type="float" office:value="2.69461369491525" calcext:value-type="float">
            <text:p>2.6946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148454237288" calcext:value-type="float">
            <text:p>2.26148</text:p>
          </table:table-cell>
          <table:table-cell office:value-type="float" office:value="2.24654296045198" calcext:value-type="float">
            <text:p>2.24654</text:p>
          </table:table-cell>
          <table:table-cell office:value-type="float" office:value="3.020224" calcext:value-type="float">
            <text:p>3.0202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645247457627" calcext:value-type="float">
            <text:p>2.25645</text:p>
          </table:table-cell>
          <table:table-cell office:value-type="float" office:value="2.24615100564972" calcext:value-type="float">
            <text:p>2.24615</text:p>
          </table:table-cell>
          <table:table-cell office:value-type="float" office:value="3.12358725423729" calcext:value-type="float">
            <text:p>3.1235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967679096045" calcext:value-type="float">
            <text:p>2.24968</text:p>
          </table:table-cell>
          <table:table-cell office:value-type="float" office:value="2.28846786440678" calcext:value-type="float">
            <text:p>2.28847</text:p>
          </table:table-cell>
          <table:table-cell office:value-type="float" office:value="2.89945925423729" calcext:value-type="float">
            <text:p>2.8994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594194350282" calcext:value-type="float">
            <text:p>2.24594</text:p>
          </table:table-cell>
          <table:table-cell office:value-type="float" office:value="2.28680409039548" calcext:value-type="float">
            <text:p>2.2868</text:p>
          </table:table-cell>
          <table:table-cell office:value-type="float" office:value="3.2197846779661" calcext:value-type="float">
            <text:p>3.2197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995905084746" calcext:value-type="float">
            <text:p>2.21996</text:p>
          </table:table-cell>
          <table:table-cell office:value-type="float" office:value="2.34535633898305" calcext:value-type="float">
            <text:p>2.34536</text:p>
          </table:table-cell>
          <table:table-cell office:value-type="float" office:value="3.12345437288136" calcext:value-type="float">
            <text:p>3.1234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926953672316" calcext:value-type="float">
            <text:p>2.20927</text:p>
          </table:table-cell>
          <table:table-cell office:value-type="float" office:value="2.35000433898305" calcext:value-type="float">
            <text:p>2.35</text:p>
          </table:table-cell>
          <table:table-cell office:value-type="float" office:value="3.28648244067797" calcext:value-type="float">
            <text:p>3.2864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633692655367" calcext:value-type="float">
            <text:p>2.19634</text:p>
          </table:table-cell>
          <table:table-cell office:value-type="float" office:value="2.32997500564972" calcext:value-type="float">
            <text:p>2.32998</text:p>
          </table:table-cell>
          <table:table-cell office:value-type="float" office:value="3.11588501694915" calcext:value-type="float">
            <text:p>3.1158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192494915254" calcext:value-type="float">
            <text:p>2.19192</text:p>
          </table:table-cell>
          <table:table-cell office:value-type="float" office:value="2.46266393220339" calcext:value-type="float">
            <text:p>2.46266</text:p>
          </table:table-cell>
          <table:table-cell office:value-type="float" office:value="3.65937030508475" calcext:value-type="float">
            <text:p>3.6593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8691272316384" calcext:value-type="float">
            <text:p>2.18691</text:p>
          </table:table-cell>
          <table:table-cell office:value-type="float" office:value="2.35953091525424" calcext:value-type="float">
            <text:p>2.35953</text:p>
          </table:table-cell>
          <table:table-cell office:value-type="float" office:value="3.30797261016949" calcext:value-type="float">
            <text:p>3.3079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18516404519774" calcext:value-type="float">
            <text:p>2.18516</text:p>
          </table:table-cell>
          <table:table-cell office:value-type="float" office:value="2.3644293559322" calcext:value-type="float">
            <text:p>2.36443</text:p>
          </table:table-cell>
          <table:table-cell office:value-type="float" office:value="3.02440976271186" calcext:value-type="float">
            <text:p>3.0244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286056497175" calcext:value-type="float">
            <text:p>2.33286</text:p>
          </table:table-cell>
          <table:table-cell office:value-type="float" office:value="2.09940847457627" calcext:value-type="float">
            <text:p>2.09941</text:p>
          </table:table-cell>
          <table:table-cell office:value-type="float" office:value="2.77223945762712" calcext:value-type="float">
            <text:p>2.7722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45])" office:value-type="float" office:value="2.25490878644068" calcext:value-type="float">
            <text:p>2.25491</text:p>
          </table:table-cell>
          <table:table-cell table:formula="of:=AVERAGE([.BT31:.BT45])" office:value-type="float" office:value="2.23935926478343" calcext:value-type="float">
            <text:p>2.23936</text:p>
          </table:table-cell>
          <table:table-cell table:formula="of:=AVERAGE([.BU31:.BU45])" office:value-type="float" office:value="3.0131675299435" calcext:value-type="float">
            <text:p>3.013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734662146893" calcext:value-type="float">
            <text:p>2.31735</text:p>
          </table:table-cell>
          <table:table-cell office:value-type="float" office:value="2.15598888135593" calcext:value-type="float">
            <text:p>2.15599</text:p>
          </table:table-cell>
          <table:table-cell office:value-type="float" office:value="2.98081925423729" calcext:value-type="float">
            <text:p>2.9808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35])" office:value-type="float" office:value="2.31010919774011" calcext:value-type="float">
            <text:p>2.31011</text:p>
          </table:table-cell>
          <table:table-cell table:formula="of:=AVERAGE([.BT31:.BT35])" office:value-type="float" office:value="2.144084" calcext:value-type="float">
            <text:p>2.14408</text:p>
          </table:table-cell>
          <table:table-cell table:formula="of:=AVERAGE([.BU31:.BU35])" office:value-type="float" office:value="2.86720325423729" calcext:value-type="float">
            <text:p>2.867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870259887006" calcext:value-type="float">
            <text:p>2.3087</text:p>
          </table:table-cell>
          <table:table-cell office:value-type="float" office:value="2.13017988700565" calcext:value-type="float">
            <text:p>2.13018</text:p>
          </table:table-cell>
          <table:table-cell office:value-type="float" office:value="2.95880189830508" calcext:value-type="float">
            <text:p>2.95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594379661017" calcext:value-type="float">
            <text:p>2.29594</text:p>
          </table:table-cell>
          <table:table-cell office:value-type="float" office:value="2.17615814689266" calcext:value-type="float">
            <text:p>2.17616</text:p>
          </table:table-cell>
          <table:table-cell office:value-type="float" office:value="2.93198454237288" calcext:value-type="float">
            <text:p>2.9319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569240677966" calcext:value-type="float">
            <text:p>2.29569</text:p>
          </table:table-cell>
          <table:table-cell office:value-type="float" office:value="2.15868461016949" calcext:value-type="float">
            <text:p>2.15868</text:p>
          </table:table-cell>
          <table:table-cell office:value-type="float" office:value="2.69217111864407" calcext:value-type="float">
            <text:p>2.6921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537435028249" calcext:value-type="float">
            <text:p>2.28537</text:p>
          </table:table-cell>
          <table:table-cell office:value-type="float" office:value="2.19769163841808" calcext:value-type="float">
            <text:p>2.19769</text:p>
          </table:table-cell>
          <table:table-cell office:value-type="float" office:value="2.82786006779661" calcext:value-type="float">
            <text:p>2.8278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344488135593" calcext:value-type="float">
            <text:p>2.27344</text:p>
          </table:table-cell>
          <table:table-cell office:value-type="float" office:value="2.15835753672316" calcext:value-type="float">
            <text:p>2.15836</text:p>
          </table:table-cell>
          <table:table-cell office:value-type="float" office:value="3.09793844067797" calcext:value-type="float">
            <text:p>3.0979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7047975141243" calcext:value-type="float">
            <text:p>2.27048</text:p>
          </table:table-cell>
          <table:table-cell office:value-type="float" office:value="2.23818189830508" calcext:value-type="float">
            <text:p>2.23818</text:p>
          </table:table-cell>
          <table:table-cell office:value-type="float" office:value="3.00677884745763" calcext:value-type="float">
            <text:p>3.0067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77495819209" calcext:value-type="float">
            <text:p>2.25775</text:p>
          </table:table-cell>
          <table:table-cell office:value-type="float" office:value="2.19308574011299" calcext:value-type="float">
            <text:p>2.19309</text:p>
          </table:table-cell>
          <table:table-cell office:value-type="float" office:value="2.87665220338983" calcext:value-type="float">
            <text:p>2.8766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282610169492" calcext:value-type="float">
            <text:p>2.23283</text:p>
          </table:table-cell>
          <table:table-cell office:value-type="float" office:value="2.20011446327684" calcext:value-type="float">
            <text:p>2.20011</text:p>
          </table:table-cell>
          <table:table-cell office:value-type="float" office:value="2.85171850847458" calcext:value-type="float">
            <text:p>2.8517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082569491525" calcext:value-type="float">
            <text:p>2.21083</text:p>
          </table:table-cell>
          <table:table-cell office:value-type="float" office:value="2.3705026440678" calcext:value-type="float">
            <text:p>2.3705</text:p>
          </table:table-cell>
          <table:table-cell office:value-type="float" office:value="3.19466277966102" calcext:value-type="float">
            <text:p>3.1946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931315254237" calcext:value-type="float">
            <text:p>2.19931</text:p>
          </table:table-cell>
          <table:table-cell office:value-type="float" office:value="2.30253077966102" calcext:value-type="float">
            <text:p>2.30253</text:p>
          </table:table-cell>
          <table:table-cell office:value-type="float" office:value="3.03254318644068" calcext:value-type="float">
            <text:p>3.032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735579661017" calcext:value-type="float">
            <text:p>2.19736</text:p>
          </table:table-cell>
          <table:table-cell office:value-type="float" office:value="2.34941771751412" calcext:value-type="float">
            <text:p>2.34942</text:p>
          </table:table-cell>
          <table:table-cell office:value-type="float" office:value="3.16360298305085" calcext:value-type="float">
            <text:p>3.163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383482485876" calcext:value-type="float">
            <text:p>2.18383</text:p>
          </table:table-cell>
          <table:table-cell office:value-type="float" office:value="2.35524024858757" calcext:value-type="float">
            <text:p>2.35524</text:p>
          </table:table-cell>
          <table:table-cell office:value-type="float" office:value="3.15240759322034" calcext:value-type="float">
            <text:p>3.1524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188167231638" calcext:value-type="float">
            <text:p>2.16188</text:p>
          </table:table-cell>
          <table:table-cell office:value-type="float" office:value="2.50484630508475" calcext:value-type="float">
            <text:p>2.50485</text:p>
          </table:table-cell>
          <table:table-cell office:value-type="float" office:value="3.65733206779661" calcext:value-type="float">
            <text:p>3.6573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7167694915254" calcext:value-type="float">
            <text:p>2.17168</text:p>
          </table:table-cell>
          <table:table-cell office:value-type="float" office:value="2.49381299435028" calcext:value-type="float">
            <text:p>2.49381</text:p>
          </table:table-cell>
          <table:table-cell office:value-type="float" office:value="3.66245098305085" calcext:value-type="float">
            <text:p>3.6624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60])" office:value-type="float" office:value="2.25496156233522" calcext:value-type="float">
            <text:p>2.25496</text:p>
          </table:table-cell>
          <table:table-cell table:formula="of:=AVERAGE([.BT46:.BT60])" office:value-type="float" office:value="2.23052639849341" calcext:value-type="float">
            <text:p>2.23053</text:p>
          </table:table-cell>
          <table:table-cell table:formula="of:=AVERAGE([.BU46:.BU60])" office:value-type="float" office:value="2.9693074079096" calcext:value-type="float">
            <text:p>2.9693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722745762712" calcext:value-type="float">
            <text:p>2.18723</text:p>
          </table:table-cell>
          <table:table-cell office:value-type="float" office:value="2.39261299435028" calcext:value-type="float">
            <text:p>2.39261</text:p>
          </table:table-cell>
          <table:table-cell office:value-type="float" office:value="3.35482874576271" calcext:value-type="float">
            <text:p>3.3548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50])" office:value-type="float" office:value="2.19109776723164" calcext:value-type="float">
            <text:p>2.1911</text:p>
          </table:table-cell>
          <table:table-cell table:formula="of:=AVERAGE([.BT46:.BT50])" office:value-type="float" office:value="2.38020737175141" calcext:value-type="float">
            <text:p>2.38021</text:p>
          </table:table-cell>
          <table:table-cell table:formula="of:=AVERAGE([.BU46:.BU50])" office:value-type="float" office:value="3.26328211525424" calcext:value-type="float">
            <text:p>3.2632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239798870057" calcext:value-type="float">
            <text:p>2.2124</text:p>
          </table:table-cell>
          <table:table-cell office:value-type="float" office:value="2.38478748022599" calcext:value-type="float">
            <text:p>2.38479</text:p>
          </table:table-cell>
          <table:table-cell office:value-type="float" office:value="3.26528759322034" calcext:value-type="float">
            <text:p>3.2652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05724519774" calcext:value-type="float">
            <text:p>2.20057</text:p>
          </table:table-cell>
          <table:table-cell office:value-type="float" office:value="2.33096216949153" calcext:value-type="float">
            <text:p>2.33096</text:p>
          </table:table-cell>
          <table:table-cell office:value-type="float" office:value="3.09190589830508" calcext:value-type="float">
            <text:p>3.0919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361398870057" calcext:value-type="float">
            <text:p>2.18361</text:p>
          </table:table-cell>
          <table:table-cell office:value-type="float" office:value="2.29886122033898" calcext:value-type="float">
            <text:p>2.29886</text:p>
          </table:table-cell>
          <table:table-cell office:value-type="float" office:value="2.9419373559322" calcext:value-type="float">
            <text:p>2.9419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720359322034" calcext:value-type="float">
            <text:p>2.2772</text:p>
          </table:table-cell>
          <table:table-cell office:value-type="float" office:value="2.23407105084746" calcext:value-type="float">
            <text:p>2.23407</text:p>
          </table:table-cell>
          <table:table-cell office:value-type="float" office:value="3.11235905084746" calcext:value-type="float">
            <text:p>3.1123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799502824859" calcext:value-type="float">
            <text:p>2.228</text:p>
          </table:table-cell>
          <table:table-cell office:value-type="float" office:value="2.22680960451977" calcext:value-type="float">
            <text:p>2.22681</text:p>
          </table:table-cell>
          <table:table-cell office:value-type="float" office:value="2.98970955932203" calcext:value-type="float">
            <text:p>2.9897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673005649717" calcext:value-type="float">
            <text:p>2.25673</text:p>
          </table:table-cell>
          <table:table-cell office:value-type="float" office:value="2.20686666666667" calcext:value-type="float">
            <text:p>2.20687</text:p>
          </table:table-cell>
          <table:table-cell office:value-type="float" office:value="2.76762277966102" calcext:value-type="float">
            <text:p>2.7676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23700338983" calcext:value-type="float">
            <text:p>2.25237</text:p>
          </table:table-cell>
          <table:table-cell office:value-type="float" office:value="2.18634574011299" calcext:value-type="float">
            <text:p>2.18635</text:p>
          </table:table-cell>
          <table:table-cell office:value-type="float" office:value="2.85229396610169" calcext:value-type="float">
            <text:p>2.8522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9269552542373" calcext:value-type="float">
            <text:p>2.2927</text:p>
          </table:table-cell>
          <table:table-cell office:value-type="float" office:value="2.17675066666667" calcext:value-type="float">
            <text:p>2.17675</text:p>
          </table:table-cell>
          <table:table-cell office:value-type="float" office:value="2.70692528813559" calcext:value-type="float">
            <text:p>2.7069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533240677966" calcext:value-type="float">
            <text:p>2.31533</text:p>
          </table:table-cell>
          <table:table-cell office:value-type="float" office:value="2.17564483615819" calcext:value-type="float">
            <text:p>2.17564</text:p>
          </table:table-cell>
          <table:table-cell office:value-type="float" office:value="3.03257844067797" calcext:value-type="float">
            <text:p>3.0325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529683615819" calcext:value-type="float">
            <text:p>2.3053</text:p>
          </table:table-cell>
          <table:table-cell office:value-type="float" office:value="2.14969333333333" calcext:value-type="float">
            <text:p>2.14969</text:p>
          </table:table-cell>
          <table:table-cell office:value-type="float" office:value="2.7107113220339" calcext:value-type="float">
            <text:p>2.7107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781457627119" calcext:value-type="float">
            <text:p>2.26781</text:p>
          </table:table-cell>
          <table:table-cell office:value-type="float" office:value="2.1407595480226" calcext:value-type="float">
            <text:p>2.14076</text:p>
          </table:table-cell>
          <table:table-cell office:value-type="float" office:value="2.9880393220339" calcext:value-type="float">
            <text:p>2.9880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446361581921" calcext:value-type="float">
            <text:p>2.34446</text:p>
          </table:table-cell>
          <table:table-cell office:value-type="float" office:value="2.0684386440678" calcext:value-type="float">
            <text:p>2.06844</text:p>
          </table:table-cell>
          <table:table-cell office:value-type="float" office:value="2.64284122033898" calcext:value-type="float">
            <text:p>2.6428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903292655367" calcext:value-type="float">
            <text:p>2.32903</text:p>
          </table:table-cell>
          <table:table-cell office:value-type="float" office:value="1.99147902824859" calcext:value-type="float">
            <text:p>1.99148</text:p>
          </table:table-cell>
          <table:table-cell office:value-type="float" office:value="2.42011959322034" calcext:value-type="float">
            <text:p>2.4201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1" calcext:value-type="float">
            <text:p>1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1" calcext:value-type="float">
            <text:p>1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4" calcext:value-type="float">
            <text:p>4</text:p>
          </table:table-cell>
          <table:table-cell table:formula="of:=SUM([.P1:.P5])" office:value-type="float" office:value="1" calcext:value-type="float">
            <text:p>1</text:p>
          </table:table-cell>
          <table:table-cell table:formula="of:=SUM([.Q1:.Q5])" office:value-type="float" office:value="4" calcext:value-type="float">
            <text:p>4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4" calcext:value-type="float">
            <text:p>4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4" calcext:value-type="float">
            <text:p>4</text:p>
          </table:table-cell>
          <table:table-cell table:formula="of:=SUM([.AD1:.AD5])" office:value-type="float" office:value="4" calcext:value-type="float">
            <text:p>4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4" calcext:value-type="float">
            <text:p>4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5" calcext:value-type="float">
            <text:p>5</text:p>
          </table:table-cell>
          <table:table-cell table:formula="of:=SUM([.AI1:.AI5])" office:value-type="float" office:value="4" calcext:value-type="float">
            <text:p>4</text:p>
          </table:table-cell>
          <table:table-cell table:formula="of:=SUM([.AJ1:.AJ5])" office:value-type="float" office:value="4" calcext:value-type="float">
            <text:p>4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4" calcext:value-type="float">
            <text:p>4</text:p>
          </table:table-cell>
          <table:table-cell table:formula="of:=SUM([.AN1:.AN5])" office:value-type="float" office:value="4" calcext:value-type="float">
            <text:p>4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4" calcext:value-type="float">
            <text:p>4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5" calcext:value-type="float">
            <text:p>5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1" calcext:value-type="float">
            <text:p>1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4" calcext:value-type="float">
            <text:p>4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4" calcext:value-type="float">
            <text:p>4</text:p>
          </table:table-cell>
          <table:table-cell table:formula="of:=SUM([.AZ1:.AZ5])" office:value-type="float" office:value="4" calcext:value-type="float">
            <text:p>4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4" calcext:value-type="float">
            <text:p>4</text:p>
          </table:table-cell>
          <table:table-cell table:formula="of:=SUM([.BC1:.BC5])" office:value-type="float" office:value="4" calcext:value-type="float">
            <text:p>4</text:p>
          </table:table-cell>
          <table:table-cell table:formula="of:=SUM([.BD1:.BD5])" office:value-type="float" office:value="1" calcext:value-type="float">
            <text:p>1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1" calcext:value-type="float">
            <text:p>1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1" calcext:value-type="float">
            <text:p>1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1" calcext:value-type="float">
            <text:p>1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5" calcext:value-type="float">
            <text:p>5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1" table:target-range-address="Sheet1_2.A1:Sheet1_2.BW63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22:16:38.3492489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4T22:17:45.966052998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9304" meta:object-count="0"/>
  </office:meta>
</office:document-meta>
</file>